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label">
            <text:p>label</text:p>
          </table:table-cell>
          <table:table-cell table:style-name="pd1" office:value-type="string" office:value="expression">
            <text:p>expression</text:p>
          </table:table-cell>
          <table:table-cell table:style-name="pd1" office:value-type="string" office:value="maximum">
            <text:p>maximum</text:p>
          </table:table-cell>
          <table:table-cell table:style-name="pd1" office:value-type="string" office:value="minimum">
            <text:p>minimum</text:p>
          </table:table-cell>
          <table:table-cell table:style-name="pd1" office:value-type="string" office:value="non_negative">
            <text:p>non_negative</text:p>
          </table:table-cell>
          <table:table-cell table:style-name="pd1" office:value-type="string" office:value="standard_error">
            <text:p>standard_error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vary">
            <text:p>vary</text:p>
          </table:table-cell>
        </table:table-row>
        <table:table-row>
          <table:table-cell office:value-type="string" office:value="pure_list.1">
            <text:p>pure_list.1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  <table:table-cell office:value-type="float" office:value="1.0">
            <text:p>1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pure_list.2">
            <text:p>pure_list.2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  <table:table-cell office:value-type="float" office:value="2.0">
            <text:p>2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list_with_options.1">
            <text:p>list_with_options.1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  <table:table-cell office:value-type="float" office:value="3.0">
            <text:p>3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list_with_options.2">
            <text:p>list_with_options.2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  <table:table-cell office:value-type="float" office:value="4.0">
            <text:p>4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verbose_list.all_defaults">
            <text:p>verbose_list.all_defaults</text:p>
          </table:table-cell>
          <table:table-cell office:value-type="string" office:value="None">
            <text:p>N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  <table:table-cell office:value-type="float" office:value="5.0">
            <text:p>5.0</text:p>
          </table:table-cell>
          <table:table-cell office:value-type="boolean" office:value="true">
            <text:p>TRUE</text:p>
          </table:table-cell>
        </table:table-row>
        <table:table-row>
          <table:table-cell office:value-type="string" office:value="verbose_list.no_defaults">
            <text:p>verbose_list.no_defaults</text:p>
          </table:table-cell>
          <table:table-cell office:value-type="string" office:value="None">
            <text:p>None</text:p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boolean" office:value="true">
            <text:p>TRUE</text:p>
          </table:table-cell>
          <table:table-cell office:value-type="string" office:value="None">
            <text:p>None</text:p>
          </table:table-cell>
          <table:table-cell office:value-type="float" office:value="6.0">
            <text:p>6.0</text:p>
          </table:table-cell>
          <table:table-cell office:value-type="boolean" office:value="false">
            <text:p>FALSE</text:p>
          </table:table-cell>
        </table:table-row>
        <table:table-row>
          <table:table-cell office:value-type="string" office:value="verbose_list.expression_only">
            <text:p>verbose_list.expression_only</text:p>
          </table:table-cell>
          <table:table-cell office:value-type="string" office:value="$verbose_list.all_defaults + $verbose_list.no_defaults">
            <text:p>$verbose_list.all_defaults + $verbose_list.no_default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boolean" office:value="false">
            <text:p>FALSE</text:p>
          </table:table-cell>
          <table:table-cell office:value-type="string" office:value="None">
            <text:p>None</text:p>
          </table:table-cell>
          <table:table-cell office:value-type="float" office:value="11.0">
            <text:p>11.0</text:p>
          </table:table-cell>
          <table:table-cell office:value-type="boolean" office:value="false">
            <text:p>FALS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